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ivision on modules</text:span>:</text:p>
      <text:p text:style-name="P2"/>
      <text:p text:style-name="P1">folder Module_name:</text:p>
      <text:p text:style-name="P1"><text:tab/>file Module_name.h, <text:s/></text:p>
      <text:p text:style-name="P1"><text:tab/>file Module_name.cpp</text:p>
      <text:p text:style-name="P1"><text:tab/>folder Module_test (or test?):</text:p>
      <text:p text:style-name="P1"><text:tab/><text:tab/>Module_test.hpp<text:span text:style-name="T1"> </text:span>(or Module.hpp)</text:p>
      <text:p text:style-name="P1"/>
      <text:p text:style-name="P1"><text:tab/>folders of Submodules...</text:p>
      <text:p text:style-name="P1"/>
      <text:p text:style-name="P1"/>
      <text:p text:style-name="P2"><text:span text:style-name="T2">example of folders and files</text:span>:</text:p>
      <text:p text:style-name="P2"/>
      <text:p text:style-name="P1">core.dir</text:p>
      <text:p text:style-name="P1"><text:tab/>Network.dir</text:p>
      <text:p text:style-name="P1"><text:tab/><text:tab/>Network.h.cpp</text:p>
      <text:p text:style-name="P1"><text:tab/><text:tab/>tests.dir</text:p>
      <text:p text:style-name="P1"><text:tab/><text:tab/><text:tab/>Network_tests.hpp<text:tab/></text:p>
      <text:p text:style-name="P1"><text:tab/><text:tab/>Figure.dir</text:p>
      <text:p text:style-name="P1"><text:tab/><text:tab/><text:tab/>Figure.h.cpp</text:p>
      <text:p text:style-name="P1"><text:tab/><text:tab/><text:tab/>tests.dir</text:p>
      <text:p text:style-name="P1"><text:tab/><text:tab/><text:tab/><text:tab/>Figure_tests.hpp</text:p>
      <text:p text:style-name="P1">interface.d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.7882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07-08T02:40:49.32</meta:creation-date>
    <dc:date>2019-03-10T18:56:29.97</dc:date>
    <dc:creator>Victor Rybin</dc:creator>
    <meta:editing-duration>PT27M15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18" meta:word-count="34" meta:character-count="339"/>
  </office:meta>
</office:document-meta>
</file>